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uble_20_Dash" draw:fill="solid" draw:textarea-vertical-align="middle"/>
    </style:style>
    <style:style style:name="gr6" style:family="graphic" style:parent-style-name="objectwithoutfill">
      <style:graphic-properties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953cm" svg:y1="12.557cm" svg:x2="5.913cm" svg:y2="22.082cm">
          <text:p/>
        </draw:line>
        <draw:line draw:style-name="gr1" draw:text-style-name="P1" draw:layer="layout" svg:x1="17.002cm" svg:y1="22.082cm" svg:x2="5.913cm" svg:y2="22.083cm">
          <text:p/>
        </draw:line>
        <draw:frame draw:style-name="gr2" draw:text-style-name="P2" draw:layer="layout" svg:width="0.514cm" svg:height="0.627cm" svg:x="17.377cm" svg:y="22.4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4.556cm" svg:y="12.0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14.081cm" svg:y1="21.955cm" svg:x2="14.081cm" svg:y2="22.336cm">
          <text:p/>
        </draw:line>
        <draw:frame draw:style-name="gr2" draw:text-style-name="P2" draw:layer="layout" svg:width="1.742cm" svg:height="0.771cm" svg:x="16.748cm" svg:y="8.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25cm" svg:height="0.615cm" svg:x="14.208cm" svg:y="22.3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16.494cm" svg:y1="7.985cm" svg:x2="10.271cm" svg:y2="25.13cm">
          <text:p/>
        </draw:line>
        <draw:line draw:style-name="gr5" draw:text-style-name="P1" draw:layer="layout" svg:x1="14.081cm" svg:y1="14.843cm" svg:x2="14.081cm" svg:y2="22.082cm">
          <text:p/>
        </draw:line>
        <draw:frame draw:style-name="gr2" draw:text-style-name="P2" draw:layer="layout" svg:width="1.347cm" svg:height="0.679cm" svg:x="2.27cm" svg:y="22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11.414cm" svg:y1="21.955cm" svg:x2="11.414cm" svg:y2="22.209cm">
          <text:p/>
        </draw:line>
        <draw:line draw:style-name="gr5" draw:text-style-name="P1" draw:layer="layout" svg:x1="11.414cm" svg:y1="18.907cm" svg:x2="11.414cm" svg:y2="22.209cm">
          <text:p/>
        </draw:line>
        <draw:line draw:style-name="gr6" draw:text-style-name="P1" draw:layer="layout" svg:x1="17.002cm" svg:y1="12.049cm" svg:x2="6.969cm" svg:y2="24.495cm">
          <text:p/>
        </draw:line>
        <draw:path draw:style-name="gr7" draw:text-style-name="P1" draw:layer="layout" svg:width="15.059cm" svg:height="14.482cm" draw:transform="skewX (-0.00506145483078355) rotate (0.0429350995990605) translate (0.55867812551899cm 9.39313042411444cm)" svg:viewBox="0 0 15060 14483" svg:d="M0 14483c13059 0 15060-14483 15060-14483">
          <text:p/>
        </draw:path>
        <draw:frame draw:style-name="gr2" draw:text-style-name="P2" draw:layer="layout" svg:width="1.741cm" svg:height="0.771cm" svg:x="16.113cm" svg:y="13.69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625cm" svg:height="0.615cm" svg:x="11.551cm" svg:y="22.3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628cm" svg:height="0.615cm" svg:x="9.135cm" svg:y="22.33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3" draw:text-style-name="P1" draw:layer="layout" svg:x1="11.414cm" svg:y1="21.955cm" svg:x2="11.414cm" svg:y2="22.336cm">
          <text:p/>
        </draw:line>
        <draw:line draw:style-name="gr3" draw:text-style-name="P1" draw:layer="layout" svg:x1="8.955cm" svg:y1="21.828cm" svg:x2="8.955cm" svg:y2="22.33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2T23:08:08.894521863</dc:date>
    <meta:editing-duration>PT47M58S</meta:editing-duration>
    <meta:editing-cycles>14</meta:editing-cycles>
    <meta:generator>LibreOffice/6.4.7.2$Linux_X86_64 LibreOffice_project/4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style color="blue">
      <mrow>
        <mi>f</mi>
        <mrow>
          <mo fence="true" stretchy="false">(</mo>
          <mrow>
            <mi>x</mi>
          </mrow>
          <mo fence="true" stretchy="false">)</mo>
        </mrow>
      </mrow>
    </mstyle>
    <annotation encoding="StarMath 5.0">color blue {f(x)}</annotation>
  </semantics>
</math>
</file>

<file path=Object 5/content.xml><?xml version="1.0" encoding="utf-8"?>
<math xmlns="http://www.w3.org/1998/Math/MathML" display="block">
  <semantics>
    <mstyle color="green">
      <mrow>
        <msub>
          <mi>T</mi>
          <msub>
            <mi>a</mi>
            <mn>0</mn>
          </msub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green {T_{a_{0}}(x)}</annotation>
  </semantics>
</math>
</file>

<file path=Object 7/content.xml><?xml version="1.0" encoding="utf-8"?>
<math xmlns="http://www.w3.org/1998/Math/MathML" display="block">
  <semantics>
    <mstyle color="red">
      <mrow>
        <msub>
          <mi>T</mi>
          <msub>
            <mi>a</mi>
            <mn>1</mn>
          </msub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red {T_{a_{1}}(x)}</annotation>
  </semantics>
</math>
</file>

<file path=Object 8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9/content.xml><?xml version="1.0" encoding="utf-8"?>
<math xmlns="http://www.w3.org/1998/Math/MathML" display="block">
  <semantics>
    <msub>
      <mi>a</mi>
      <mn>2</mn>
    </msub>
    <annotation encoding="StarMath 5.0">a_2</annotation>
  </semantics>
</math>
</file>